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3f7fe" officeooo:paragraph-rsid="0013f7f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f7fe" officeooo:paragraph-rsid="0013f7f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2a0e" officeooo:paragraph-rsid="00142a0e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rsid="0013f7fe" officeooo:paragraph-rsid="0013f7fe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142a0e" officeooo:paragraph-rsid="00142a0e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rsid="001706b0" officeooo:paragraph-rsid="00142a0e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rsid="001706b0" officeooo:paragraph-rsid="00180ed4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officeooo:rsid="00180ed4" officeooo:paragraph-rsid="00180ed4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officeooo:rsid="00198952" officeooo:paragraph-rsid="00198952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officeooo:paragraph-rsid="00162b93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officeooo:paragraph-rsid="0013f7fe" style:font-size-asian="14pt" style:font-size-complex="14pt"/>
    </style:style>
    <style:style style:name="T1" style:family="text">
      <style:text-properties officeooo:rsid="0013f7fe"/>
    </style:style>
    <style:style style:name="T2" style:family="text">
      <style:text-properties style:font-size-asian="10.5pt" style:font-size-complex="12pt"/>
    </style:style>
    <style:style style:name="T3" style:family="text">
      <style:text-properties officeooo:rsid="0013f7fe" style:font-size-asian="10.5pt" style:font-size-complex="12pt"/>
    </style:style>
    <style:style style:name="T4" style:family="text">
      <style:text-properties officeooo:rsid="00142a0e" style:font-size-asian="10.5pt" style:font-size-complex="12pt"/>
    </style:style>
    <style:style style:name="T5" style:family="text">
      <style:text-properties officeooo:rsid="00162b93" style:font-size-asian="10.5pt" style:font-size-complex="12pt"/>
    </style:style>
    <style:style style:name="T6" style:family="text">
      <style:text-properties officeooo:rsid="00180250" style:font-size-asian="10.5pt" style:font-size-complex="12pt"/>
    </style:style>
    <style:style style:name="T7" style:family="text">
      <style:text-properties officeooo:rsid="00180ed4" style:font-size-asian="10.5pt" style:font-size-complex="12pt"/>
    </style:style>
    <style:style style:name="T8" style:family="text">
      <style:text-properties officeooo:rsid="00198952" style:font-size-asian="10.5pt" style:font-size-complex="12pt"/>
    </style:style>
    <style:style style:name="T9" style:family="text">
      <style:text-properties officeooo:rsid="00142a0e"/>
    </style:style>
    <style:style style:name="T10" style:family="text">
      <style:text-properties officeooo:rsid="00162b93"/>
    </style:style>
    <style:style style:name="T11" style:family="text">
      <style:text-properties officeooo:rsid="00180250"/>
    </style:style>
    <style:style style:name="T12" style:family="text">
      <style:text-properties officeooo:rsid="00180ed4"/>
    </style:style>
    <style:style style:name="T13" style:family="text">
      <style:text-properties officeooo:rsid="00198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Retrieval Programming Task 1</text:p>
      <text:p text:style-name="P1"/>
      <text:p text:style-name="P4">Instruction:</text:p>
      <text:p text:style-name="P10"><text:span text:style-name="T1">Copy the .jar file, where you want it to create the index folder, and run it with “java -jar IR_P01.jar [path to your document folder]”. </text:span></text:p>
      <text:p text:style-name="P10"><text:span text:style-name="T9">The document folder has to contain only .txt and .html files to make it work.</text:span></text:p>
      <text:p text:style-name="P11"/>
      <text:p text:style-name="P5"><text:span text:style-name="T1">D</text:span>ocumentation:</text:p>
      <text:p text:style-name="P6"/>
      <text:p text:style-name="P7"><text:span text:style-name="T12">By running the .jar file <text:s/>main method is called with the path to the document directory. </text:span></text:p>
      <text:p text:style-name="P7"><text:span text:style-name="T12">Then a new FileIndexer with a custom Analyzer and IndexWriter is created.</text:span></text:p>
      <text:p text:style-name="P7"><text:span text:style-name="T11">­Every file in the documents directory is indexed. For .html files Jsoup was implemented to parse the .html files before indexing.</text:span></text:p>
      <text:p text:style-name="P8">Now a search can be done by typing a query in the console other than “xy”, because that is the exit case. </text:p>
      <text:p text:style-name="P9">For results a ranked list of relevant documents with their path, relevance score <text:s/>and last modification time is printed out. </text:p>
      <text:p text:style-name="P9">In addition for .html files the title and summary is also printed out.</text:p>
      <text:p text:style-name="P3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4:58:26.780443975</meta:creation-date>
    <dc:date>2016-11-30T16:04:33.538246089</dc:date>
    <meta:editing-duration>PT14M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52" meta:character-count="873" meta:non-whitespace-character-count="727"/>
  </office:meta>
</office:document-meta>
</file>